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dd6d"/>
    </style:style>
    <style:style style:name="P2" style:family="paragraph" style:parent-style-name="Text_20_body" style:list-style-name="L2">
      <style:text-properties officeooo:paragraph-rsid="001e7294"/>
    </style:style>
    <style:style style:name="P3" style:family="paragraph" style:parent-style-name="Text_20_body" style:list-style-name="L2">
      <style:text-properties officeooo:paragraph-rsid="001f793d"/>
    </style:style>
    <style:style style:name="P4" style:family="paragraph" style:parent-style-name="Text_20_body" style:list-style-name="L2">
      <style:text-properties style:font-name="FreeSans" fo:language="en" fo:country="US" officeooo:rsid="001add6d" officeooo:paragraph-rsid="001add6d"/>
    </style:style>
    <style:style style:name="P5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47cm" style:contextual-spacing="false" fo:line-height="115%" fo:text-indent="-1.3cm" style:auto-text-indent="false" style:page-number="auto" fo:background-color="transparent"/>
      <style:text-properties style:font-name="FreeSans" fo:language="en" fo:country="US" officeooo:rsid="001add6d" officeooo:paragraph-rsid="001add6d"/>
    </style:style>
    <style:style style:name="P6" style:family="paragraph" style:parent-style-name="Text_20_body" style:list-style-name="L2">
      <loext:graphic-properties draw:fill="none"/>
      <style:paragraph-properties fo:margin-left="1.3cm" fo:margin-right="0cm" fo:margin-top="0cm" fo:margin-bottom="0.247cm" style:contextual-spacing="false" fo:line-height="115%" fo:text-indent="-1.3cm" style:auto-text-indent="false" fo:background-color="transparent"/>
      <style:text-properties style:font-name="FreeSans" fo:language="en" fo:country="US" officeooo:rsid="001add6d" officeooo:paragraph-rsid="001add6d"/>
    </style:style>
    <style:style style:name="P7" style:family="paragraph" style:parent-style-name="Text_20_body" style:list-style-name="L2">
      <style:text-properties style:font-name="FreeSans" fo:language="en" fo:country="US" officeooo:rsid="001ba0f4" officeooo:paragraph-rsid="001ba0f4"/>
    </style:style>
    <style:style style:name="P8" style:family="paragraph" style:parent-style-name="Text_20_body" style:list-style-name="L2">
      <style:paragraph-properties style:writing-mode="lr-tb"/>
      <style:text-properties style:font-name="FreeSans" fo:language="en" fo:country="US" officeooo:rsid="001ba0f4" officeooo:paragraph-rsid="001ba0f4"/>
    </style:style>
    <style:style style:name="P9" style:family="paragraph" style:parent-style-name="Text_20_body" style:list-style-name="L2">
      <style:paragraph-properties fo:margin-left="1.3cm" fo:margin-right="0cm" fo:text-indent="-1.3cm" style:auto-text-indent="false"/>
      <style:text-properties style:font-name="FreeSans" fo:language="en" fo:country="US" fo:font-weight="normal" officeooo:rsid="001ba0f4" officeooo:paragraph-rsid="001ba0f4" style:font-weight-asian="normal" style:font-weight-complex="normal"/>
    </style:style>
    <style:style style:name="P10" style:family="paragraph" style:parent-style-name="Text_20_body" style:list-style-name="L2">
      <style:paragraph-properties fo:margin-left="1.3cm" fo:margin-right="0cm" fo:text-indent="-1.3cm" style:auto-text-indent="false"/>
      <style:text-properties style:font-name="FreeSans" fo:language="en" fo:country="US" fo:font-weight="normal" officeooo:rsid="001bb4d2" officeooo:paragraph-rsid="001bb4d2" style:font-weight-asian="normal" style:font-weight-complex="normal"/>
    </style:style>
    <style:style style:name="P11" style:family="paragraph" style:parent-style-name="Text_20_body" style:list-style-name="L2">
      <style:paragraph-properties fo:margin-left="1.3cm" fo:margin-right="0cm" fo:text-indent="-1.3cm" style:auto-text-indent="false"/>
      <style:text-properties style:font-name="FreeSans" fo:language="en" fo:country="US" fo:font-weight="normal" officeooo:rsid="001c5021" officeooo:paragraph-rsid="001c5021" style:font-weight-asian="normal" style:font-weight-complex="normal"/>
    </style:style>
    <style:style style:name="P12" style:family="paragraph" style:parent-style-name="Text_20_body" style:list-style-name="L2">
      <style:text-properties style:font-name="FreeSans" fo:language="en" fo:country="US" officeooo:rsid="001bb4d2" officeooo:paragraph-rsid="001bb4d2"/>
    </style:style>
    <style:style style:name="P13" style:family="paragraph" style:parent-style-name="Text_20_body" style:list-style-name="L2">
      <style:text-properties style:font-name="FreeSans" fo:language="en" fo:country="US" officeooo:rsid="001c5021" officeooo:paragraph-rsid="001c5021"/>
    </style:style>
    <style:style style:name="P14" style:family="paragraph" style:parent-style-name="Text_20_body" style:list-style-name="L2">
      <style:paragraph-properties fo:margin-left="1.3cm" fo:margin-right="0cm" fo:text-indent="-1.3cm" style:auto-text-indent="false"/>
      <style:text-properties style:font-name="FreeSans" fo:language="en" fo:country="US" officeooo:rsid="001c772d" officeooo:paragraph-rsid="001c772d"/>
    </style:style>
    <style:style style:name="P15" style:family="paragraph" style:parent-style-name="Text_20_body" style:list-style-name="L2">
      <style:text-properties style:font-name="FreeSans" fo:language="en" fo:country="US" officeooo:rsid="001e7294" officeooo:paragraph-rsid="001e7294"/>
    </style:style>
    <style:style style:name="P16" style:family="paragraph" style:parent-style-name="Text_20_body" style:list-style-name="L2">
      <style:paragraph-properties fo:margin-left="1.3cm" fo:margin-right="0cm" fo:text-indent="-1.3cm" style:auto-text-indent="false"/>
      <style:text-properties style:font-name="FreeSans" fo:language="en" fo:country="US" officeooo:rsid="001f793d" officeooo:paragraph-rsid="001f793d"/>
    </style:style>
    <style:style style:name="P17" style:family="paragraph" style:parent-style-name="Text_20_body" style:list-style-name="L2">
      <style:text-properties style:font-name="FreeMono" fo:language="en" fo:country="US" officeooo:rsid="001ba0f4" officeooo:paragraph-rsid="001ba0f4"/>
    </style:style>
    <style:style style:name="P18" style:family="paragraph" style:parent-style-name="Text_20_body" style:list-style-name="L2">
      <style:paragraph-properties style:writing-mode="lr-tb"/>
      <style:text-properties style:font-name="FreeMono" fo:language="en" fo:country="US" officeooo:rsid="001ba0f4" officeooo:paragraph-rsid="001ba0f4"/>
    </style:style>
    <style:style style:name="P19" style:family="paragraph" style:parent-style-name="Text_20_body" style:list-style-name="L2">
      <style:text-properties style:font-name="FreeMono" fo:language="en" fo:country="US" officeooo:rsid="001bb4d2" officeooo:paragraph-rsid="001bb4d2"/>
    </style:style>
    <style:style style:name="P20" style:family="paragraph" style:parent-style-name="Text_20_body" style:list-style-name="L2">
      <style:text-properties style:font-name="FreeMono" fo:language="en" fo:country="US" officeooo:rsid="001bb4d2" officeooo:paragraph-rsid="001c5021"/>
    </style:style>
    <style:style style:name="P21" style:family="paragraph" style:parent-style-name="Text_20_body" style:list-style-name="L2">
      <style:text-properties style:font-name="FreeMono" fo:language="en" fo:country="US" officeooo:rsid="001c5021" officeooo:paragraph-rsid="001c5021"/>
    </style:style>
    <style:style style:name="P22" style:family="paragraph" style:parent-style-name="Text_20_body" style:list-style-name="L2">
      <style:text-properties style:font-name="FreeMono" fo:language="en" fo:country="US" officeooo:rsid="001e7294" officeooo:paragraph-rsid="001e7294"/>
    </style:style>
    <style:style style:name="P23" style:family="paragraph" style:parent-style-name="Text_20_body" style:list-style-name="L2">
      <style:text-properties style:font-name="FreeMono" officeooo:rsid="001f793d" officeooo:paragraph-rsid="001f793d"/>
    </style:style>
    <style:style style:name="P24" style:family="paragraph" style:parent-style-name="Text_20_body" style:list-style-name="L2">
      <style:paragraph-properties fo:margin-left="1.3cm" fo:margin-right="0cm" fo:text-indent="0cm" style:auto-text-indent="false"/>
      <style:text-properties style:font-name="FreeMono" officeooo:rsid="001f793d" officeooo:paragraph-rsid="001f793d"/>
    </style:style>
    <style:style style:name="P25" style:family="paragraph" style:parent-style-name="Text_20_body">
      <style:paragraph-properties fo:margin-left="1.3cm" fo:margin-right="0cm" fo:text-indent="0cm" style:auto-text-indent="false"/>
      <style:text-properties style:font-name="FreeMono" officeooo:rsid="001f793d" officeooo:paragraph-rsid="001f793d"/>
    </style:style>
    <style:style style:name="P26" style:family="paragraph" style:parent-style-name="Text_20_body" style:list-style-name="L2">
      <style:text-properties officeooo:rsid="001f793d" officeooo:paragraph-rsid="001f793d"/>
    </style:style>
    <style:style style:name="P27" style:family="paragraph" style:parent-style-name="Text_20_body" style:list-style-name="L2">
      <style:paragraph-properties fo:margin-left="1.3cm" fo:margin-right="0cm" fo:text-indent="-1.3cm" style:auto-text-indent="false"/>
      <style:text-properties officeooo:rsid="001f793d" officeooo:paragraph-rsid="001f793d"/>
    </style:style>
    <style:style style:name="P28" style:family="paragraph" style:parent-style-name="Text_20_body">
      <style:text-properties officeooo:rsid="001f793d" officeooo:paragraph-rsid="001f793d"/>
    </style:style>
    <style:style style:name="P29" style:family="paragraph" style:parent-style-name="code_20_answer" style:list-style-name="L2"/>
    <style:style style:name="P30" style:family="paragraph" style:parent-style-name="code_20_answer" style:master-page-name="">
      <loext:graphic-properties draw:fill="none"/>
      <style:paragraph-properties fo:margin-left="1.3cm" fo:margin-right="0cm" fo:margin-top="0cm" fo:margin-bottom="0cm" style:contextual-spacing="false" fo:line-height="115%" fo:text-indent="0cm" style:auto-text-indent="false" style:page-number="auto" fo:background-color="transparent"/>
      <style:text-properties officeooo:paragraph-rsid="001c772d"/>
    </style:style>
    <style:style style:name="P31" style:family="paragraph" style:parent-style-name="code_20_answer">
      <loext:graphic-properties draw:fill="none"/>
      <style:paragraph-properties fo:margin-left="1.3cm" fo:margin-right="0cm" fo:margin-top="0cm" fo:margin-bottom="0cm" style:contextual-spacing="false" fo:line-height="115%" fo:text-indent="0cm" style:auto-text-indent="false" fo:background-color="transparent"/>
      <style:text-properties officeooo:paragraph-rsid="001c772d"/>
    </style:style>
    <style:style style:name="P32" style:family="paragraph" style:parent-style-name="code_20_answer" style:master-page-name="">
      <style:paragraph-properties fo:line-height="115%" fo:text-indent="0cm" style:auto-text-indent="false" style:page-number="auto"/>
      <style:text-properties officeooo:paragraph-rsid="001c772d"/>
    </style:style>
    <style:style style:name="T1" style:family="text">
      <style:text-properties officeooo:rsid="001add6d"/>
    </style:style>
    <style:style style:name="T2" style:family="text">
      <style:text-properties style:font-name="FreeSans" fo:language="en" fo:country="US"/>
    </style:style>
    <style:style style:name="T3" style:family="text">
      <style:text-properties style:font-name="FreeSans" fo:language="en" fo:country="US" officeooo:rsid="001f793d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dfb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dfb4" style:font-weight-asian="normal" style:font-weight-complex="normal"/>
    </style:style>
    <style:style style:name="T9" style:family="text">
      <style:text-properties style:font-name="FreeMono"/>
    </style:style>
    <style:style style:name="T10" style:family="text">
      <style:text-properties style:font-name="FreeMono" fo:font-weight="bold" style:font-weight-asian="bold" style:font-weight-complex="bold"/>
    </style:style>
    <style:style style:name="T11" style:family="text">
      <style:text-properties style:font-name="FreeMono" fo:font-weight="normal" style:font-weight-asian="normal" style:font-weight-complex="normal"/>
    </style:style>
    <style:style style:name="T12" style:family="text">
      <style:text-properties style:font-name="FreeMono" fo:language="en" fo:country="US"/>
    </style:style>
    <style:style style:name="T13" style:family="text">
      <style:text-properties style:font-name="FreeMono" fo:language="en" fo:country="US" officeooo:rsid="001e7294"/>
    </style:style>
    <style:style style:name="T14" style:family="text">
      <style:text-properties style:font-name="FreeMono" fo:language="en" fo:country="US" officeooo:rsid="001f793d"/>
    </style:style>
    <style:style style:name="T15" style:family="text">
      <style:text-properties officeooo:rsid="001c5021"/>
    </style:style>
    <style:style style:name="T16" style:family="text">
      <style:text-properties officeooo:rsid="001e7294"/>
    </style:style>
    <style:style style:name="T17" style:family="text">
      <style:text-properties officeooo:rsid="0020dfb4"/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3.%1%" style:num-prefix="3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Footnote_20_Symbol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Exercises</text:span></text:h>
      <text:list text:style-name="L2">
        <text:list-item>
          <text:p text:style-name="P5">Fill in the blanks in each of the following questions.</text:p>
          <text:list>
            <text:list-item>
              <text:p text:style-name="P4">A procedure for solving a problem in terms of the actions to be executed and the order in which the actions should be executed is called a(n) <text:span text:style-name="T5">algorithm</text:span><text:span text:style-name="T7">.</text:span></text:p>
            </text:list-item>
            <text:list-item>
              <text:p text:style-name="P4"><text:span text:style-name="T7">Specifying the execution order os statements by the computer is called </text:span><text:span text:style-name="T5">program control</text:span><text:span text:style-name="T7">.</text:span></text:p>
            </text:list-item>
            <text:list-item>
              <text:p text:style-name="P4"><text:span text:style-name="T7">All programs can be written in terms of three types of control statements: </text:span><text:span text:style-name="T5">sequence</text:span><text:span text:style-name="T7">,</text:span><text:span text:style-name="T5"> </text:span><text:span text:style-name="T6">selectio</text:span><text:span text:style-name="T6">n</text:span><text:span text:style-name="T5"> </text:span><text:span text:style-name="T7">and </text:span><text:span text:style-name="T5">repetition</text:span><text:span text:style-name="T7">.</text:span></text:p>
            </text:list-item>
            <text:list-item>
              <text:p text:style-name="P4"><text:span text:style-name="T7">The </text:span><text:span text:style-name="T10">if...else</text:span><text:span text:style-name="T7"> selection statement is used to execute one action when a condition is true and another action when that condition is false.</text:span></text:p>
            </text:list-item>
            <text:list-item>
              <text:p text:style-name="P4"><text:span text:style-name="T7">Several statements grouped together in braces (</text:span><text:span text:style-name="T11">{</text:span><text:span text:style-name="T7"> and </text:span><text:span text:style-name="T11">}</text:span><text:span text:style-name="T7">) are called a(n) </text:span><text:span text:style-name="T5">compound statement or block</text:span><text:span text:style-name="T7">.</text:span></text:p>
            </text:list-item>
            <text:list-item>
              <text:p text:style-name="P4"><text:span text:style-name="T7">The </text:span><text:span text:style-name="T5">while </text:span><text:span text:style-name="T7">repetition statement specifies that a statement or group of statements is to be executed repeatedly while some condition remains true.</text:span></text:p>
            </text:list-item>
            <text:list-item>
              <text:p text:style-name="P4"><text:span text:style-name="T7">Repetition of a set of instructions a specific number of times is called </text:span><text:span text:style-name="T5">counter-controlled </text:span><text:span text:style-name="T6">or definite</text:span><text:span text:style-name="T7"> repetition.</text:span></text:p>
            </text:list-item>
            <text:list-item>
              <text:p text:style-name="P4"><text:span text:style-name="T7">When it’s not know in advance how many times a set of statements will be repeated, a(n) </text:span><text:span text:style-name="T5">sentinel or flag</text:span><text:span text:style-name="T7"> value can be used to terminate the repetition.</text:span></text:p>
            </text:list-item>
          </text:list>
        </text:list-item>
        <text:list-item>
          <text:p text:style-name="P5"><text:span text:style-name="T7">Write four different C statements that each add 1 to integer variable x.</text:span></text:p>
          <text:p text:style-name="P29">x = x + 1;</text:p>
          <text:p text:style-name="P29">x += 1;</text:p>
          <text:p text:style-name="P29">x++;</text:p>
          <text:p text:style-name="P29">++x;</text:p>
        </text:list-item>
        <text:list-item>
          <text:p text:style-name="P6"><text:span text:style-name="T7">Write a single C statement to accomplish each of the following:</text:span></text:p>
          <text:list>
            <text:list-item>
              <text:p text:style-name="P4">Multiply the variable <text:span text:style-name="T9">product</text:span> by 2 using the <text:span text:style-name="T9">*= </text:span>operator.</text:p>
              <text:p text:style-name="P17">product *= 2;</text:p>
            </text:list-item>
            <text:list-item>
              <text:p text:style-name="P7">Multiply the variable <text:span text:style-name="T9">product</text:span> by 2 using the <text:span text:style-name="T9">=</text:span> and <text:span text:style-name="T9">*</text:span> operators.</text:p>
              <text:p text:style-name="P17">product = product * 2;</text:p>
            </text:list-item>
            <text:list-item>
              <text:p text:style-name="P7">Test if the value of the variable <text:span text:style-name="T9">count</text:span> is greater than 10. If it is, print <text:span text:style-name="T9">“Count is greater than 10.”</text:span></text:p>
              <text:p text:style-name="P29">if (count &gt; 10) {</text:p>
              <text:list>
                <text:list-header>
                  <text:p text:style-name="P29">puts(“Count is greater than 10”);</text:p>
                </text:list-header>
              </text:list>
              <text:p text:style-name="P29">}</text:p>
            </text:list-item>
            <text:list-item>
              <text:p text:style-name="P8">Calculate the remainder after <text:span text:style-name="T9">q</text:span> is divided by <text:span text:style-name="T9">divisor</text:span> and assign the result to <text:span text:style-name="T9">q</text:span>. Write this statement two different ways.</text:p>
              <text:p text:style-name="P18">q = q % divisor;</text:p>
              <text:p text:style-name="P18">q %= divisor;</text:p>
            </text:list-item>
            <text:list-item>
              <text:p text:style-name="P8">Print the floating value 123.4567 with two digits of precision. What value is printed?</text:p>
              <text:p text:style-name="P18"><text:soft-page-break/>printf(“%.2f\n”, 123.4567); // prints 123.4<text:span text:style-name="T17">6</text:span></text:p>
            </text:list-item>
            <text:list-item>
              <text:p text:style-name="P8">Print the floating-point value 3.14159 with three digits to the right of the decimal point. What value is printed?</text:p>
              <text:p text:style-name="P18">printf(“%.3f\n”, 3.14159); // prints 3.14<text:span text:style-name="T17">2</text:span></text:p>
            </text:list-item>
          </text:list>
        </text:list-item>
        <text:list-item>
          <text:p text:style-name="P9">Write a C statement to accomplish each of the following tasks.</text:p>
          <text:list>
            <text:list-item>
              <text:p text:style-name="P7">Define variables <text:span text:style-name="T9">sum</text:span> and <text:span text:style-name="T9">x</text:span> to be of type <text:span text:style-name="T9">int</text:span>.</text:p>
              <text:p text:style-name="P17">int sum, x;</text:p>
            </text:list-item>
            <text:list-item>
              <text:p text:style-name="P7">Set variable <text:span text:style-name="T9">x </text:span>to 1.</text:p>
              <text:p text:style-name="P17">x = 1;</text:p>
            </text:list-item>
            <text:list-item>
              <text:p text:style-name="P7">Set variable <text:span text:style-name="T9">sum </text:span>to 0.</text:p>
              <text:p text:style-name="P17">sum = 0;</text:p>
            </text:list-item>
            <text:list-item>
              <text:p text:style-name="P7">Add variable <text:span text:style-name="T9">x</text:span> to variable <text:span text:style-name="T9">sum</text:span> and assign the result to variable <text:span text:style-name="T9">sum</text:span>.</text:p>
              <text:p text:style-name="P17">sum += x;</text:p>
            </text:list-item>
            <text:list-item>
              <text:p text:style-name="P7">Print <text:span text:style-name="T9">“The sum is: “ </text:span>followed by the value of variable <text:span text:style-name="T9">sum</text:span>.</text:p>
              <text:p text:style-name="P17">printf(“The sum is: %d\n”, sum);</text:p>
            </text:list-item>
          </text:list>
        </text:list-item>
        <text:list-item>
          <text:p text:style-name="P10">Combine the statements that you wrote in Exercise 3.4 into a program that calculates the sum of the integers from 1 to 10. Use the while statement to loop through the calculation and increment statements. The loop should terminate when the value of x becomes 11.</text:p>
          <text:p text:style-name="P29"><text:s text:c="2"/>1 // Exe.3.5: exe_03_05.c</text:p>
          <text:p text:style-name="P29"><text:s text:c="2"/>2 // Calculate the sum of integers from 1 to 10</text:p>
          <text:p text:style-name="P29"><text:s text:c="2"/>3 #include &lt;stdio.h&gt;</text:p>
          <text:p text:style-name="P29"><text:s text:c="2"/>4 </text:p>
          <text:p text:style-name="P29"><text:s text:c="2"/>5 int main(void)</text:p>
          <text:p text:style-name="P29"><text:s text:c="2"/>6 {</text:p>
          <text:p text:style-name="P29"><text:s text:c="2"/>7 <text:s text:c="4"/>int sum, x;</text:p>
          <text:p text:style-name="P29"><text:s text:c="2"/>8 <text:s text:c="4"/>x = 1;</text:p>
          <text:p text:style-name="P29"><text:s text:c="2"/>9 <text:s text:c="4"/>sum = 0;</text:p>
          <text:p text:style-name="P29"><text:s/>10 </text:p>
          <text:p text:style-name="P29"><text:s/>11 <text:s text:c="4"/>while (x &lt;= 10)</text:p>
          <text:p text:style-name="P29"><text:s/>12 <text:s text:c="4"/>{</text:p>
          <text:p text:style-name="P29"><text:s/>13 <text:s text:c="8"/>sum += x++;</text:p>
          <text:p text:style-name="P29"><text:s/>14 <text:s text:c="4"/>}</text:p>
          <text:p text:style-name="P29"><text:s/>15 </text:p>
          <text:p text:style-name="P29"><text:s/>16 <text:s text:c="4"/>printf("The sum is: %d\n", sum);</text:p>
          <text:p text:style-name="P29"><text:s/>17 }</text:p>
          <text:p text:style-name="P29"/>
        </text:list-item>
        <text:list-item>
          <text:p text:style-name="P10">Write single C statements that</text:p>
          <text:list>
            <text:list-item>
              <text:p text:style-name="P12">Input unsigned integer variable <text:span text:style-name="T9">x</text:span> with <text:span text:style-name="T9">scanf</text:span>. Use the conversion specifier <text:span text:style-name="T9">%u</text:span>.</text:p>
              <text:p text:style-name="P19">scanf(“%u”, &amp;x);</text:p>
            </text:list-item>
            <text:list-item>
              <text:p text:style-name="P13">Input unsigned integer variable <text:span text:style-name="T9">y</text:span> with <text:span text:style-name="T9">scanf</text:span>. Use the conversion specifier <text:span text:style-name="T9">%u</text:span>.</text:p>
              <text:p text:style-name="P20"><text:soft-page-break/>scanf(“%u”, &amp;<text:span text:style-name="T15">y</text:span>);</text:p>
            </text:list-item>
            <text:list-item>
              <text:p text:style-name="P13">Set unsigned integer variable <text:span text:style-name="T9">i</text:span> to 1.</text:p>
              <text:p text:style-name="P21">i = 1;</text:p>
            </text:list-item>
            <text:list-item>
              <text:p text:style-name="P13">Set unsigned integer variable <text:span text:style-name="T9">power</text:span> to 1.</text:p>
              <text:p text:style-name="P21">power = 1;</text:p>
            </text:list-item>
            <text:list-item>
              <text:p text:style-name="P13">Multiply unsigned integer variable <text:span text:style-name="T9">power</text:span> by <text:span text:style-name="T9">x</text:span> and assign the result to <text:span text:style-name="T9">power</text:span>.</text:p>
              <text:p text:style-name="P21">power *= x;</text:p>
            </text:list-item>
            <text:list-item>
              <text:p text:style-name="P13">Increment variable <text:span text:style-name="T9">i</text:span> by 1;</text:p>
              <text:p text:style-name="P21">i++;</text:p>
            </text:list-item>
            <text:list-item>
              <text:p text:style-name="P13">Test <text:span text:style-name="T9">i</text:span> to see if it’s less than or equal to <text:span text:style-name="T9">y</text:span> in the condition of a <text:span text:style-name="T9">while</text:span> statement.</text:p>
              <text:p text:style-name="P21">While (i &lt;= y){}</text:p>
            </text:list-item>
            <text:list-item>
              <text:p text:style-name="P13">Output unsigned integer variable <text:span text:style-name="T9">power</text:span> with <text:span text:style-name="T9">printf</text:span>. Use the conversion specifier <text:span text:style-name="T9">%u</text:span>.</text:p>
              <text:p text:style-name="P21">printf(“%u\n”, power);</text:p>
            </text:list-item>
          </text:list>
        </text:list-item>
        <text:list-item>
          <text:p text:style-name="P11">Write a C program that uses the statements in Exercise 3.6 to calculate <text:span text:style-name="T9">x</text:span> raised to the <text:span text:style-name="T9">y</text:span> power. The program should have a <text:span text:style-name="T9">while </text:span>repetition control statement.</text:p>
        </text:list-item>
      </text:list>
      <text:p text:style-name="P32"><text:s text:c="2"/>1 // Exe 3.7: exe_03_07.c</text:p>
      <text:p text:style-name="P30"><text:s text:c="2"/>2 // Calculate the power of numbers</text:p>
      <text:p text:style-name="P31"><text:s text:c="2"/>3 #include &lt;stdio.h&gt;</text:p>
      <text:p text:style-name="P31"><text:s text:c="2"/>4 </text:p>
      <text:p text:style-name="P31"><text:s text:c="2"/>5 int main(void)</text:p>
      <text:p text:style-name="P31"><text:s text:c="2"/>6 {</text:p>
      <text:p text:style-name="P31"><text:s text:c="2"/>7 <text:s text:c="4"/>unsigned int x, y, power, i;</text:p>
      <text:p text:style-name="P31"><text:s text:c="2"/>8 </text:p>
      <text:p text:style-name="P31"><text:s text:c="2"/>9 <text:s text:c="4"/>power = 1;</text:p>
      <text:p text:style-name="P31"><text:s/>10 <text:s text:c="4"/>i = 1;</text:p>
      <text:p text:style-name="P31"><text:s/>11 </text:p>
      <text:p text:style-name="P31"><text:s/>12 <text:s text:c="4"/>printf("%s", "Enter the first integer : ");</text:p>
      <text:p text:style-name="P31"><text:s/>13 <text:s text:c="4"/>scanf("%u", &amp;x);</text:p>
      <text:p text:style-name="P31"><text:s/>14 </text:p>
      <text:p text:style-name="P31"><text:s/>15 <text:s text:c="4"/>printf("%s", "Enter the second integer : ");</text:p>
      <text:p text:style-name="P31"><text:s/>16 <text:s text:c="4"/>scanf("%u", &amp;y);</text:p>
      <text:p text:style-name="P31"><text:s/>17 </text:p>
      <text:p text:style-name="P31"><text:s/>18 <text:s text:c="4"/>while (i &lt;= y)</text:p>
      <text:p text:style-name="P31"><text:s/>19 <text:s text:c="4"/>{</text:p>
      <text:p text:style-name="P31"><text:s/>20 <text:s text:c="8"/>power *= x;</text:p>
      <text:p text:style-name="P31"><text:s/>21 <text:s text:c="8"/>i++;</text:p>
      <text:p text:style-name="P31"><text:s/>22 <text:s text:c="4"/>}</text:p>
      <text:p text:style-name="P31"><text:s/>23 </text:p>
      <text:p text:style-name="P31"><text:s/>24 <text:s text:c="4"/>printf("The power of %u by %u is %u\n", x, y, power);</text:p>
      <text:p text:style-name="P31"><text:s/>25 }</text:p>
      <text:p text:style-name="P31"/>
      <text:p text:style-name="P31"/>
      <text:p text:style-name="P31"/>
      <text:list text:continue-numbering="true" text:style-name="L2">
        <text:list-item>
          <text:p text:style-name="P14"><text:soft-page-break/>Identify and corre<text:span text:style-name="T16">c</text:span>t the erro<text:span text:style-name="T16">r</text:span>s in each of the following:</text:p>
          <text:list>
            <text:list-item>
              <text:p text:style-name="P22">while (c &lt;= 5) {</text:p>
              <text:p text:style-name="P22">product *= c;</text:p>
              <text:p text:style-name="P22">++c;</text:p>
              <text:p text:style-name="P15">Answer: There is a brace missing after the increment of variable <text:span text:style-name="T9">c</text:span>.</text:p>
              <text:p text:style-name="P22">while (c &lt;= 5) {</text:p>
              <text:list>
                <text:list-header>
                  <text:p text:style-name="P22">product *= c;</text:p>
                  <text:p text:style-name="P22">++c;</text:p>
                </text:list-header>
              </text:list>
              <text:p text:style-name="P22">}</text:p>
            </text:list-item>
            <text:list-item>
              <text:p text:style-name="P22">scanf(“%.4f”, &amp;value);</text:p>
              <text:p text:style-name="P15">Answer: we don’t use precision specifier in a <text:span text:style-name="T9">scanf</text:span> statement.</text:p>
              <text:p text:style-name="P2"><text:span text:style-name="T13">scanf(“%f”, &amp;value);</text:span></text:p>
            </text:list-item>
            <text:list-item>
              <text:p text:style-name="P26"><text:span text:style-name="T13">i</text:span><text:span text:style-name="T12">f (gender == 1)</text:span></text:p>
              <text:list>
                <text:list-header>
                  <text:p text:style-name="P26"><text:span text:style-name="T12">puts(“Woman”);</text:span></text:p>
                </text:list-header>
              </text:list>
            </text:list-item>
          </text:list>
        </text:list-item>
      </text:list>
      <text:p text:style-name="P28"><text:span text:style-name="T12"><text:tab/> <text:s text:c="2"/>else;</text:span></text:p>
      <text:p text:style-name="P28"><text:span text:style-name="T12"><text:tab/><text:tab/>puts(“Man”);</text:span></text:p>
      <text:list text:continue-numbering="true" text:style-name="L2">
        <text:list-item>
          <text:list>
            <text:list-header>
              <text:p text:style-name="P3"><text:span text:style-name="T14">Answer</text:span><text:span text:style-name="T3">: there is a semicolon after else that makes an empty statement, the next puts will always be printed.</text:span></text:p>
              <text:p text:style-name="P23"><text:span text:style-name="T4">If (gender == 1)</text:span></text:p>
              <text:list text:continue-numbering="true">
                <text:list-header>
                  <text:p text:style-name="P23"><text:span text:style-name="T4">puts(“Woman”);</text:span></text:p>
                </text:list-header>
              </text:list>
              <text:p text:style-name="P23"><text:span text:style-name="T4">else</text:span></text:p>
              <text:list text:continue-numbering="true">
                <text:list-header>
                  <text:p text:style-name="P23"><text:span text:style-name="T4">puts(“Men”);</text:span></text:p>
                </text:list-header>
              </text:list>
            </text:list-header>
          </text:list>
        </text:list-item>
        <text:list-item>
          <text:p text:style-name="P16">What’s wrong with the following <text:span text:style-name="T9">while</text:span> repetition statement (assume <text:span text:style-name="T9">z</text:span> has value 100), which is supposed to calculate the sum of the integers from 100 down to 1?</text:p>
          <text:p text:style-name="P27"><text:span text:style-name="T12">while (z &gt;= 0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4"><text:span text:style-name="T4"><text:tab/>sum += z;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4">The variable z is never decremented, so the while repetition will never end. We should decrement the z variable after adding it to su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_20_answer" style:display-name="code answer" style:family="paragraph" style:parent-style-name="Text_20_body">
      <style:paragraph-properties fo:margin-left="1.3cm" fo:margin-right="0cm" fo:margin-top="0cm" fo:margin-bottom="0cm" style:contextual-spacing="false" fo:text-indent="-1.3cm" style:auto-text-indent="false"/>
      <style:text-properties style:font-name="FreeMono" fo:font-family="FreeMono" style:font-family-generic="modern" style:font-pitch="fixed" fo:language="en" fo:country="US" fo:font-weight="normal" officeooo:rsid="001bb4d2" style:font-weight-asian="normal" style:font-weight-complex="normal"/>
    </style:style>
    <style:style style:name="Numbering_20_Symbols" style:display-name="Numbering Symbols" style:family="text">
      <style:text-properties style:font-name="FreeSans" fo:font-family="FreeSans" style:font-family-generic="swiss" style:font-pitch="variable" fo:language="en" fo:country="US" fo:font-weight="normal" officeooo:rsid="001add6d" style:font-weight-asian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0:37:56.450277869</meta:creation-date>
    <dc:date>2024-03-23T14:30:53.158314475</dc:date>
    <meta:editing-duration>PT1H28M58S</meta:editing-duration>
    <meta:editing-cycles>2</meta:editing-cycles>
    <meta:generator>LibreOffice/24.2.1.2$Linux_X86_64 LibreOffice_project/47cb2a8f5842ca5ed1da82b752a3c58b1b107b25</meta:generator>
    <meta:document-statistic meta:table-count="0" meta:image-count="0" meta:object-count="0" meta:page-count="4" meta:paragraph-count="128" meta:word-count="939" meta:character-count="5059" meta:non-whitespace-character-count="4115"/>
  </office:meta>
</office:document-meta>
</file>